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56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4.41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indent="0cm" style:auto-text-indent="false"/>
    </style:style>
    <style:style style:name="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P4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norita">
      <style:paragraph-properties fo:margin-left="0cm" fo:margin-right="-0.508cm" fo:text-indent="0cm" style:auto-text-indent="false"/>
    </style:style>
    <style:style style:name="P7" style:family="paragraph" style:parent-style-name="norita">
      <style:paragraph-properties fo:margin-left="0cm" fo:margin-right="-0.508cm" fo:text-indent="0cm" style:auto-text-indent="false"/>
      <style:text-properties style:font-name-asian="Nimbus Roman No9 L1" style:font-name-complex="Nimbus Roman No9 L1" style:font-weight-complex="bold"/>
    </style:style>
    <style:style style:name="P8" style:family="paragraph" style:parent-style-name="norita">
      <style:paragraph-properties fo:margin-left="0cm" fo:margin-right="-0.508cm" fo:text-indent="0cm" style:auto-text-indent="false"/>
      <style:text-properties fo:background-color="#ffffff"/>
    </style:style>
    <style:style style:name="P9" style:family="paragraph" style:parent-style-name="norita">
      <style:paragraph-properties fo:margin-left="0cm" fo:margin-right="-0.508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-0.233cm" fo:text-align="center" style:justify-single-word="false" fo:text-indent="0cm" style:auto-text-indent="false"/>
      <style:text-properties fo:font-size="8pt" style:font-size-asian="8pt" style:font-size-complex="8pt"/>
    </style:style>
    <style:style style:name="P11" style:family="paragraph" style:parent-style-name="Footer">
      <style:paragraph-properties fo:margin-left="0cm" fo:margin-right="0.635cm" fo:text-align="justify" style:justify-single-word="false" fo:text-indent="0cm" style:auto-text-indent="false"/>
      <style:text-properties style:font-name="Arial" fo:font-size="8pt" fo:language="es" fo:country="MX" style:font-size-asian="8pt" style:font-name-complex="Arial" style:font-size-complex="8pt"/>
    </style:style>
    <style:style style:name="P12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style:font-name="Arial" fo:font-size="8pt" fo:font-style="italic" style:font-size-asian="8pt" style:font-style-asian="italic" style:font-name-complex="Arial" style:font-size-complex="9pt"/>
    </style:style>
    <style:style style:name="P13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fo:font-size="8pt" fo:font-style="italic" style:font-size-asian="8pt" style:font-style-asian="italic" style:font-name-complex="Arial" style:font-size-complex="9pt"/>
    </style:style>
    <style:style style:name="P14" style:family="paragraph" style:parent-style-name="norita">
      <style:paragraph-properties fo:margin-left="0cm" fo:margin-right="0cm" fo:text-align="justify" style:justify-single-word="false" fo:text-indent="0.499cm" style:auto-text-indent="false"/>
    </style:style>
    <style:style style:name="P15" style:family="paragraph" style:parent-style-name="norita">
      <style:paragraph-properties fo:margin-left="0cm" fo:margin-right="0cm" fo:text-align="justify" style:justify-single-word="false" fo:text-indent="0.499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6" style:family="paragraph" style:parent-style-name="norita">
      <style:paragraph-properties fo:margin-left="0cm" fo:margin-right="0cm" fo:text-align="justify" style:justify-single-word="false" fo:text-indent="0.499cm" style:auto-text-indent="false"/>
      <style:text-properties fo:font-weight="normal" style:font-weight-asian="normal" style:font-weight-complex="normal"/>
    </style:style>
    <style:style style:name="P17" style:family="paragraph" style:parent-style-name="Normal_20__28_Web_29_">
      <style:paragraph-properties fo:margin-left="0cm" fo:margin-right="0cm" fo:text-indent="0.499cm" style:auto-text-indent="false"/>
    </style:style>
    <style:style style:name="P18" style:family="paragraph" style:parent-style-name="Texto_20_sin_20_formato">
      <style:paragraph-properties fo:margin-left="0cm" fo:margin-right="-0.487cm" fo:text-indent="0cm" style:auto-text-indent="false"/>
    </style:style>
    <style:style style:name="P19" style:family="paragraph" style:parent-style-name="norita">
      <style:paragraph-properties fo:margin-left="0cm" fo:margin-right="-0.487cm" fo:text-align="justify" style:justify-single-word="false" fo:text-indent="0cm" style:auto-text-indent="false"/>
    </style:style>
    <style:style style:name="P20" style:family="paragraph" style:parent-style-name="norita">
      <style:paragraph-properties fo:margin-left="0cm" fo:margin-right="-0.487cm" fo:text-align="center" style:justify-single-word="false" fo:text-indent="0cm" style:auto-text-indent="false" fo:background-color="#ffffff">
        <style:background-image/>
      </style:paragraph-properties>
    </style:style>
    <style:style style:name="P21" style:family="paragraph" style:parent-style-name="norita">
      <style:paragraph-properties fo:text-align="justify" style:justify-single-word="false"/>
    </style:style>
    <style:style style:name="P22" style:family="paragraph" style:parent-style-name="norita">
      <style:paragraph-properties fo:margin-left="0cm" fo:margin-right="-0.423cm" fo:text-align="justify" style:justify-single-word="false" fo:text-indent="0cm" style:auto-text-indent="false"/>
    </style:style>
    <style:style style:name="P23" style:family="paragraph" style:parent-style-name="norita">
      <style:paragraph-properties fo:margin-left="0cm" fo:margin-right="-0.423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4" style:family="paragraph" style:parent-style-name="norita">
      <style:paragraph-properties fo:margin-left="0cm" fo:margin-right="0.079cm" fo:text-align="justify" style:justify-single-word="false" fo:text-indent="0.499cm" style:auto-text-indent="false"/>
    </style:style>
    <style:style style:name="P25" style:family="paragraph" style:parent-style-name="norita">
      <style:paragraph-properties fo:margin-left="0cm" fo:margin-right="0.37cm" fo:text-align="justify" style:justify-single-word="false" fo:text-indent="0.499cm" style:auto-text-indent="false"/>
    </style:style>
    <style:style style:name="P26" style:family="paragraph" style:parent-style-name="norita">
      <style:paragraph-properties fo:margin-left="0cm" fo:margin-right="-0.079cm" fo:text-align="center" style:justify-single-word="false" fo:text-indent="0.053cm" style:auto-text-indent="false"/>
    </style:style>
    <style:style style:name="P27" style:family="paragraph" style:parent-style-name="norita">
      <style:paragraph-properties fo:margin-left="0cm" fo:margin-right="-0.044cm" fo:text-indent="0cm" style:auto-text-indent="false"/>
    </style:style>
    <style:style style:name="P28" style:family="paragraph" style:parent-style-name="norita">
      <style:paragraph-properties fo:margin-left="-0.018cm" fo:margin-right="0.432cm" fo:text-align="justify" style:justify-single-word="false" fo:text-indent="0cm" style:auto-text-indent="false"/>
    </style:style>
    <style:style style:name="P29" style:family="paragraph" style:parent-style-name="norita">
      <style:paragraph-properties fo:margin-left="5.477cm" fo:margin-right="-0.503cm" fo:text-align="justify" style:justify-single-word="false" fo:text-indent="-5.477cm" style:auto-text-indent="false">
        <style:tab-stops>
          <style:tab-stop style:position="5.53cm"/>
        </style:tab-stops>
      </style:paragraph-properties>
    </style:style>
    <style:style style:name="P30" style:family="paragraph" style:parent-style-name="Heading_20_4">
      <style:paragraph-properties fo:margin-left="0cm" fo:margin-right="0cm" fo:text-indent="0.499cm" style:auto-text-indent="false"/>
      <style:text-properties fo:font-weight="normal" style:font-weight-asian="normal" style:font-weight-complex="normal"/>
    </style:style>
    <style:style style:name="P31" style:family="paragraph" style:parent-style-name="Header" style:master-page-name="Standard">
      <style:paragraph-properties fo:margin-left="0cm" fo:margin-right="-0.487cm" fo:text-indent="0cm" style:auto-text-indent="false" style:page-number="auto"/>
    </style:style>
    <style:style style:name="P32" style:family="paragraph" style:parent-style-name="Normal_20__28_Web_29_">
      <style:paragraph-properties fo:margin-left="2.672cm" fo:margin-right="-0.185cm" fo:text-indent="-2.672cm" style:auto-text-indent="false">
        <style:tab-stops/>
      </style:paragraph-properties>
      <style:text-properties fo:background-color="#ffffff"/>
    </style:style>
    <style:style style:name="T1" style:family="text">
      <style:text-properties fo:language="es" fo:country="MX"/>
    </style:style>
    <style:style style:name="T2" style:family="text">
      <style:text-properties style:font-name="Ari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8"/>
      <text:p text:style-name="P20">DECLARACIÓN 1914-CM-15</text:p>
      <text:p text:style-name="P19"/>
      <text:p text:style-name="P29">DESCRIPCIÓN SINTÉTICA: DECLARAR DE INTERÉS MUNICIPAL Y EDUCATIVO LAS 1° JORNADAS DE CIENCIA Y TECNOLOGÍA CERVECERA.</text:p>
      <text:p text:style-name="P6"/>
      <text:p text:style-name="P6"/>
      <text:p text:style-name="P6">ANTECEDENTES</text:p>
      <text:list xml:id="list1507804982" text:style-name="WW8Num2">
        <text:list-item>
          <text:list>
            <text:list-item>
              <text:list>
                <text:list-item>
                  <text:list>
                    <text:list-item>
                      <text:p text:style-name="P30">Carta Orgánica Municipal.</text:p>
                    </text:list-item>
                  </text:list>
                </text:list-item>
              </text:list>
            </text:list-item>
          </text:list>
        </text:list-item>
      </text:list>
      <text:p text:style-name="P17">Ordenanza 2071-CM-10.</text:p>
      <text:p text:style-name="P17">Solicitud de declaración de interés.</text:p>
      <text:p text:style-name="P17">Gacetilla informativa del evento.</text:p>
      <text:p text:style-name="P6">FUNDAMENTOS</text:p>
      <text:p text:style-name="P7"><text:s text:c="302"/></text:p>
      <text:p text:style-name="P15">Las 1ras Jornadas de Ciencia y Tecnología Cervecera es un nuevo evento científico tecnológico destinado a nuclear y conectar a investigadores, profesionales, funcionarios públicos y productores, tanto nacionales como internacionales, vinculados con la producción de cerveza artesanal. Esta actividad, basada en un proceso biotecnológico que ha acompañado a la civilización humana desde sus inicios, hoy representa una importante fuerza económica y de desarrollo regional con un crecimiento del 25-30% anual y que impacta en casi todo el territorio nacional (existen no menos de 350 micro-cervecerías en todo el país). La alta incidencia de microcervecerías en nuestra ciudad ha posicionado a Bariloche como un polo de la industria cervecera. Numerosas instituciones científico-tecnológicas han comenzado a buscar soluciones tecnológicas y/o biotecnológicas a los problemas con los que los microcerveceros se enfrentan en su búsqueda por generar agregado de valor, diferenciación productiva, mejora de la calidad y aumento de la productividad. Estas iniciativas y vinculaciones del sector científico-tecnológico con el privado son sumamente beneficiosas pero en la actualidad aún son incipientes y restringidas a pocos lugares de nuestro país (Capital, La Plata, Bariloche, Santa Fe, Rosario). El objetivo de este primer encuentro es potenciar la interacción público-privada a través de variadas actividades como disertaciones orales, presentación de posters y mesas redondas, en las que se presentarán casos ejemplo de transferencia concreta de tecnología, análisis de abordajes públicos a problemáticas del sector, desarrollos aún a escala laboratorio, oportunidades de innovación y transferencia, etc.). Por primera vez referentes locales de producción cervecera como los maestros cerveceros de Berlina, Manush y La Cruz estarán dentro de los disertantes de las charlas de capacitación. De esta manera se busca fortalecer e interconectar las actividades aisladas que hoy se observan en el marco de CyT Cervecera en nuestro país y favorecer la interacción con los productores y funcionarios públicos <text:soft-page-break/>gubernamentales. Este espacio pretende que ambos sectores se potencien y puedan definirse conjuntamente nuevas alianzas estratégicas público-privadas y/o oportunidades de I+D para el sector. La inclusión del sector gubernamental permitirá detectar oportunidades de financiación para desarrollos científicos y tecnológicos particulares, así como analizar políticas económicas y/o públicas que pudieran ser necesarias para el continuo crecimiento de este sector tan importante para las economías regionales. Este evento posiciona a Bariloche como un referente en el desarrollo y la vinculación entre el ámbito científico tecnológico y el productivo, sumando a la visión de nuestra ciudad como referente en la industria de la cerveza artesanal.</text:p>
      <text:p text:style-name="P22"/>
      <text:p text:style-name="P14">Este encuentro constará de charlas brindadas por profesionales del ámbito científico, tecnológico, académico, gubernamental y privado. También se prevé un espacio para el intercambio de novedades científicas y tecnológicas entre investigadores y con el sector cervecero en formato posters, en el que se divulgarán resultados o proyectos en curso de investigaciones o desarrollos vinculados con la industria cervecera. Las temáticas principales de las disertaciones están detalladas preliminarmente abajo, para el espacio de posters se prevé las siguientes líneas temáticas: nuevas herramientas analíticas para el control de materias primas, control de contaminantes, uso de levaduras no convencionales para producción, estudios socio-económicos del sector, bancos de cepas cerveceras, entre otras. En la mesa redonda se discutirán oportunidades de financiación para innovación, investigación y desarrollo, asociativismo, líneas de crédito, legislación, etc.</text:p>
      <text:p text:style-name="P14"/>
      <text:p text:style-name="P14">Se prevé la realización de dos cursos post-congreso sobre capacitación en microbiología cervecera para productores e investigadores.</text:p>
      <text:p text:style-name="P23"/>
      <text:p text:style-name="P22"><text:span text:style-name="T3">Institución organizadora de la reunión: INIBIOMA</text:span>, CONICET – U.N. del Comahue.</text:p>
      <text:p text:style-name="P22"/>
      <text:p text:style-name="P16">Expositores nacionales invitados y/o del exterior:</text:p>
      <text:p text:style-name="P14"/>
      <text:p text:style-name="P14">Ing. Hernán Testa (INTA - UNRN). Lúpulo Patagónico, características y oportunidades.</text:p>
      <text:p text:style-name="P14"/>
      <text:p text:style-name="P14">Lic. Cristian Torrandell (Ministerio de Agricultura de la Nación). Abordaje Público-privado a las problemáticas del sector cervecero nacional.</text:p>
      <text:p text:style-name="P14"/>
      <text:p text:style-name="P14">Ing. Martín García (Cervecería Manush, Bariloche). Aplicación de múltiples levaduras en la producción cervecera.</text:p>
      <text:p text:style-name="P14"/>
      <text:p text:style-name="P14">Ing. Eliseo Sanchez (INTI, 9 de Julio). Proyecto ITI procesado de Maltas y Lúpulos a escala regional.</text:p>
      <text:p text:style-name="P14"/>
      <text:p text:style-name="P14"/>
      <text:p text:style-name="P14">Dr. Elisa Benítez (UTN - CONICET). Desarrollo cervezas libre de Gluten.</text:p>
      <text:p text:style-name="P14"/>
      <text:p text:style-name="P14">Dra. Celia Tognetti. Tratamiento de agua cervecera.</text:p>
      <text:p text:style-name="P14"/>
      <text:p text:style-name="P14"><text:soft-page-break/>Suplente:</text:p>
      <text:p text:style-name="P14"/>
      <text:p text:style-name="P24">Dr. Diego Libkind (INIBIOMA – CONICET – UNComahue). La levadura patagónica: oportunidades de agregado de valor y diferenciación productiva para la región.</text:p>
      <text:p text:style-name="P14"/>
      <text:p text:style-name="P14">Internacional:</text:p>
      <text:p text:style-name="P14"/>
      <text:p text:style-name="P14">Lic. Gabriela Montandon (UFMG, Belo Horizonte, Brasil). Especialista en Levaduras y Cervezas Belgas.</text:p>
      <text:p text:style-name="P14"/>
      <text:p text:style-name="P25">En virtud de lo anteriormente expuesto, entendemos importante que el Estado municipal brinde su apoyo, declarando de interés municipal dichas jornadas.</text:p>
      <text:p text:style-name="P14"/>
      <text:p text:style-name="norita">AUTOR: Concejal Ramón Chiocconi (PJ).</text:p>
      <text:p text:style-name="P32">INICIATIVA: <text:s/>Lic. Clara Bruzone (Lab. de Microbiología Aplicada y Biotecnología - Centro Regional Universitario Bariloche – INIBIOMA).</text:p>
      <text:p text:style-name="P8"/>
      <text:p text:style-name="P6"/>
      <text:p text:style-name="P26">El proyecto original Nº 863/15 fue aprobado en la sesión del día 17 de septiembre de 2015, según consta en el Acta Nº 1040/15. Por ello, en ejercicio de las atribuciones que le otorga el Art. 38 de la Carta Orgánica Municipal,</text:p>
      <text:p text:style-name="P6"/>
      <text:p text:style-name="P6"/>
      <text:p text:style-name="P9">EL CONCEJO MUNICIPAL DE SAN CARLOS DE BARILOCHE</text:p>
      <text:p text:style-name="P9">SANCIONA CON CARÁCTER DE </text:p>
      <text:p text:style-name="P9"/>
      <text:p text:style-name="P3">DECLARACIÓN</text:p>
      <text:p text:style-name="P6"/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Art. 1°)</text:p>
          </table:table-cell>
          <table:table-cell table:style-name="Tabla1.A1" office:value-type="string">
            <text:p text:style-name="P21">Se declara evento de interés municipal y educativo las 1ras Jornadas de Ciencia y Tecnología Cerveceras a realizarse el 9 de octubre de 2015 en la ciudad de San Carlos de Bariloche.</text:p>
            <text:p text:style-name="P21"/>
          </table:table-cell>
        </table:table-row>
        <table:table-row table:style-name="Tabla1.1">
          <table:table-cell table:style-name="Tabla1.A1" office:value-type="string">
            <text:p text:style-name="norita">Art. 2°)</text:p>
          </table:table-cell>
          <table:table-cell table:style-name="Tabla1.A1" office:value-type="string">
            <text:p text:style-name="P28">La presente declaración no implica la obligatoriedad de efectuar erogaciones por parte de la Administración Municipal. </text:p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7">Art. 3°) </text:p>
          </table:table-cell>
          <table:table-cell table:style-name="Tabla1.A1" office:value-type="string">
            <text:p text:style-name="P21">Comuníquese. Dése a publicidad. Tómese razón. Cumplido, archívese.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4" style:display-name="Heading 4" style:family="paragraph" style:parent-style-name="Standard" style:next-style-name="Text_20_body" style:list-style-name="WW8Num2" style:class="text">
      <style:paragraph-properties fo:margin-top="0.494cm" fo:margin-bottom="0.494cm"/>
      <style:text-properties fo:language="es" fo:country="ES" fo:font-weight="bold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1pt" style:font-size-asian="11pt" style:font-name-complex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1" fo:font-size="12pt" fo:language="es" fo:country="AR" style:font-name-asian="Droid Sans Fallback1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orphans="2" fo:widows="2" fo:hyphenation-ladder-count="no-limit" style:text-autospace="none"/>
      <style:text-properties fo:color="#000000" style:font-name="Arial" fo:font-size="12pt" fo:language="es" fo:country="ES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" style:font-name-complex="Open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language="es" fo:country="ES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6z0" style:family="text">
      <style:text-properties style:font-name="Symbol" style:font-name-complex="OpenSymbol1"/>
    </style:style>
    <style:style style:name="WW8Num6z1" style:family="text">
      <style:text-properties style:font-name="OpenSymbol" style:font-name-complex="OpenSymbol1"/>
    </style:style>
    <style:style style:name="WW8Num4z0" style:family="text">
      <style:text-properties style:font-name="Symbol" style:font-name-complex="OpenSymbol1"/>
    </style:style>
    <style:style style:name="WW8Num4z1" style:family="text">
      <style:text-properties style:font-name="OpenSymbol" style:font-name-complex="OpenSymbol1"/>
    </style:style>
    <style:style style:name="WW8Num5z0" style:family="text">
      <style:text-properties style:font-name="Symbol" style:font-name-complex="OpenSymbol1"/>
    </style:style>
    <style:style style:name="WW8Num5z1" style:family="text">
      <style:text-properties style:font-name="OpenSymbol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136cm" fo:break-before="page" table:align="left" style:writing-mode="lr-tb"/>
    </style:style>
    <style:style style:name="Tabla3.A" style:family="table-column">
      <style:table-column-properties style:column-width="5.63cm"/>
    </style:style>
    <style:style style:name="Tabla3.B" style:family="table-column">
      <style:table-column-properties style:column-width="4.974cm"/>
    </style:style>
    <style:style style:name="Tabla3.C" style:family="table-column">
      <style:table-column-properties style:column-width="5.532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2" style:family="table">
      <style:table-properties style:width="16.129cm" table:align="left" style:writing-mode="lr-tb"/>
    </style:style>
    <style:style style:name="Tabla2.A" style:family="table-column">
      <style:table-column-properties style:column-width="6.565cm"/>
    </style:style>
    <style:style style:name="Tabla2.B" style:family="table-column">
      <style:table-column-properties style:column-width="9.56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0cm" fo:margin-right="-0.508cm" fo:text-indent="0cm" style:auto-text-indent="false"/>
    </style:style>
    <style:style style:name="M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MP3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MP4" style:family="paragraph" style:parent-style-name="Standard">
      <style:paragraph-properties fo:margin-left="0cm" fo:margin-right="-0.508cm" fo:text-indent="0cm" style:auto-text-indent="false"/>
    </style:style>
    <style:style style:name="M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MP6" style:family="paragraph" style:parent-style-name="Standard">
      <style:paragraph-properties fo:margin-left="0cm" fo:margin-right="-0.233cm" fo:text-align="center" style:justify-single-word="false" fo:text-indent="0cm" style:auto-text-indent="false"/>
      <style:text-properties fo:font-size="8pt" style:font-size-asian="8pt" style:font-size-complex="8pt"/>
    </style:style>
    <style:style style:name="MP7" style:family="paragraph" style:parent-style-name="Footer">
      <style:paragraph-properties fo:margin-left="0cm" fo:margin-right="0.635cm" fo:text-align="justify" style:justify-single-word="false" fo:text-indent="0cm" style:auto-text-indent="false"/>
      <style:text-properties style:font-name="Arial" fo:font-size="8pt" fo:language="es" fo:country="MX" style:font-size-asian="8pt" style:font-name-complex="Arial" style:font-size-complex="8pt"/>
    </style:style>
    <style:style style:name="MP8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style:font-name="Arial" fo:font-size="8pt" fo:font-style="italic" style:font-size-asian="8pt" style:font-style-asian="italic" style:font-name-complex="Arial" style:font-size-complex="9pt"/>
    </style:style>
    <style:style style:name="MP9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fo:font-size="8pt" fo:font-style="italic" style:font-size-asian="8pt" style:font-style-asian="italic" style:font-name-complex="Arial" style:font-size-complex="9pt"/>
    </style:style>
    <style:style style:name="MT1" style:family="text">
      <style:text-properties fo:language="es" fo:country="MX"/>
    </style:style>
    <style:style style:name="MT2" style:family="text">
      <style:text-properties style:font-name="Arial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51cm" fo:margin-bottom="5.001cm" fo:margin-left="3cm" fo:margin-right="3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1.067cm" fo:margin-left="0cm" fo:margin-right="0cm" fo:margin-top="0.968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3cm" fo:margin-bottom="6.068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</office:automatic-styles>
  <office:master-styles>
    <style:master-page style:name="Standard" style:page-layout-name="Mpm1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DCLE</text:p>
            </table:table-cell>
            <table:table-cell table:style-name="Tabla3.A1" office:value-type="string">
              <text:p text:style-name="MP2">DECLARACIÓN </text:p>
            </table:table-cell>
            <table:table-cell table:style-name="Tabla3.C1" office:value-type="string">
              <text:p text:style-name="MP3"/>
              <text:p text:style-name="MP4"><draw:frame draw:style-name="Mfr1" draw:name="gráficos1" text:anchor-type="char" svg:y="-0.146cm" svg:width="4.371cm" svg:height="1.342cm" draw:z-index="2"><draw:image xlink:href="Pictures/10000000000000F1000000587432C3F9.jpg" xlink:type="simple" xlink:show="embed" xlink:actuate="onLoad"/></draw:frame></text:p>
              <text:p text:style-name="MP4"/>
              <text:p text:style-name="MP4"/>
              <text:p text:style-name="MP5"/>
              <text:p text:style-name="MP6">Donar órganos, tejidos y sangre, es donar vida. <text:span text:style-name="MT1">(Ordenanza 1421-CM-2004)</text:span></text:p>
            </table:table-cell>
          </table:table-row>
        </table:table>
        <text:p text:style-name="MP4"/>
      </style:header>
      <style:footer>
        <text:p text:style-name="Text_20_body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7">CMSCB.DCLE.RE.21 - Rev.00</text:p>
              <text:p text:style-name="MP7">Fecha: 12/11/14</text:p>
            </table:table-cell>
            <table:table-cell table:style-name="Tabla2.A1" office:value-type="string">
              <text:p text:style-name="MP8">La impresión de este documento es copia no controlada.</text:p>
              <text:p text:style-name="MP9"><text:span text:style-name="MT2">Día de impresión </text:span><text:date style:data-style-name="N108" text:date-value="2015-09-21T11:18:15.99">21/09/2015 11:08</text:dat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creator>nadia </dc:creator>
    <dc:date>2015-09-21T11:18:16</dc:date>
    <meta:print-date>2015-09-18T09:53:44</meta:print-date>
    <meta:editing-cycles>5</meta:editing-cycles>
    <meta:editing-duration>PT4M</meta:editing-duration>
    <meta:printed-by>Comisiones </meta:printed-by>
    <meta:generator>LibreOffice/3.5$Linux_X86_64 LibreOffice_project/350m1$Build-2</meta:generator>
    <meta:document-statistic meta:table-count="3" meta:image-count="1" meta:object-count="0" meta:page-count="3" meta:paragraph-count="44" meta:word-count="905" meta:character-count="6710" meta:non-whitespace-character-count="5541"/>
    <meta:user-defined meta:name="Información 1"/>
    <meta:user-defined meta:name="Información 2"/>
    <meta:user-defined meta:name="Información 3"/>
    <meta:user-defined meta:name="Información 4"/>
  </office:meta>
</office:document-meta>
</file>